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4c19" draw:textarea-horizontal-align="justify" draw:textarea-vertical-align="middle" draw:auto-grow-height="false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-color="#999999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fill-color="#7da647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style-name="Normal" style:font-family-generic="swiss" style:font-pitch="variable" fo:font-size="10pt" style:font-family-asian="Arial" style:font-style-name-asian="Normal" style:font-family-generic-asian="swiss" style:font-pitch-asian="variable" style:font-size-asian="10pt" style:font-family-complex="Arial" style:font-style-name-complex="Normal" style:font-family-generic-complex="swiss" style:font-pitch-complex="variable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cm" svg:height="5cm" svg:x="2cm" svg:y="1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0.25cm" svg:x="4.5cm" svg:y="6.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cm" svg:height="0.8cm" svg:x="8cm" svg:y="6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cm" svg:height="1.3cm" svg:x="11.5cm" svg:y="5.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2cm" svg:height="2.3cm" svg:x="16.2cm" svg:y="4.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0.5cm" svg:height="0.5cm" svg:x="7cm" svg:y="6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5cm" svg:x="10.5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5cm" svg:x="13.8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5cm" svg:x="15.4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7" draw:text-style-name="P1" draw:layer="layout" svg:width="0.1cm" svg:height="0.1cm" svg:x="14.5cm" svg:y="6.6cm">
          <text:p/>
        </draw:circle>
        <draw:circle draw:style-name="gr7" draw:text-style-name="P1" draw:layer="layout" svg:width="0.1cm" svg:height="0.1cm" svg:x="14.8cm" svg:y="6.6cm">
          <text:p/>
        </draw:circle>
        <draw:circle draw:style-name="gr7" draw:text-style-name="P1" draw:layer="layout" svg:width="0.1cm" svg:height="0.1cm" svg:x="15.1cm" svg:y="6.6cm">
          <text:p/>
        </draw:circle>
        <draw:frame draw:style-name="gr8" draw:layer="layout" svg:width="1cm" svg:height="0.963cm" svg:x="2.5cm" svg:y="4.5cm">
          <draw:text-box>
            <text:p>T</text:p>
          </draw:text-box>
        </draw:frame>
        <draw:frame draw:style-name="gr8" draw:layer="layout" svg:width="1cm" svg:height="0.963cm" svg:x="16.8cm" svg:y="5.5cm">
          <draw:text-box>
            <text:p>S</text:p>
          </draw:text-box>
        </draw:frame>
        <draw:frame draw:style-name="gr8" draw:text-style-name="P2" draw:layer="layout" svg:width="2cm" svg:height="1.029cm" svg:x="1.909cm" svg:y="6.998cm">
          <draw:text-box>
            <text:p text:style-name="P1"><text:span text:style-name="T1">Muestra inicial</text:span></text:p>
          </draw:text-box>
        </draw:frame>
        <draw:frame draw:style-name="gr8" draw:text-style-name="P2" draw:layer="layout" svg:width="2cm" svg:height="1.029cm" svg:x="4.5cm" svg:y="5.471cm">
          <draw:text-box>
            <text:p text:style-name="P1"><text:span text:style-name="T1">Al inicio S=</text:span><text:span text:style-name="T2">Ø</text:span></text:p>
          </draw:text-box>
        </draw:frame>
        <draw:frame draw:style-name="gr8" draw:text-style-name="P3" draw:layer="layout" svg:width="2.5cm" svg:height="1.307cm" svg:x="6cm" svg:y="7cm">
          <draw:text-box>
            <text:p text:style-name="P1"><text:span text:style-name="T3">Agregar a S el mejor objeto en T</text:span></text:p>
          </draw:text-box>
        </draw:frame>
        <draw:frame draw:style-name="gr8" draw:text-style-name="P3" draw:layer="layout" svg:width="2.5cm" svg:height="1.307cm" svg:x="9.5cm" svg:y="7.001cm">
          <draw:text-box>
            <text:p text:style-name="P1"><text:span text:style-name="T3">Agregar a S el mejor objeto en T-S</text:span></text:p>
          </draw:text-box>
        </draw:frame>
        <draw:frame draw:style-name="gr8" draw:text-style-name="P2" draw:layer="layout" svg:width="2cm" svg:height="1.029cm" svg:x="16.309cm" svg:y="6.999cm">
          <draw:text-box>
            <text:p text:style-name="P1"><text:span text:style-name="T1">Muestra editada</text:span></text:p>
          </draw:text-box>
        </draw:frame>
        <draw:custom-shape draw:style-name="gr1" draw:text-style-name="P1" draw:layer="layout" svg:width="2cm" svg:height="5cm" svg:x="2cm" svg:y="10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cm" svg:height="4.2cm" svg:x="8cm" svg:y="1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2cm" svg:height="3.7cm" svg:x="11.5cm" svg:y="11.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2cm" svg:height="2.3cm" svg:x="16.2cm" svg:y="12.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0.5cm" svg:height="0.5cm" svg:x="7cm" svg:y="14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5cm" svg:x="10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5cm" svg:x="13.8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5cm" svg:x="15.4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7" draw:text-style-name="P1" draw:layer="layout" svg:width="0.1cm" svg:height="0.1cm" svg:x="14.5cm" svg:y="15cm">
          <text:p/>
        </draw:circle>
        <draw:circle draw:style-name="gr7" draw:text-style-name="P1" draw:layer="layout" svg:width="0.1cm" svg:height="0.1cm" svg:x="14.8cm" svg:y="15cm">
          <text:p/>
        </draw:circle>
        <draw:circle draw:style-name="gr7" draw:text-style-name="P1" draw:layer="layout" svg:width="0.1cm" svg:height="0.1cm" svg:x="15.1cm" svg:y="15cm">
          <text:p/>
        </draw:circle>
        <draw:frame draw:style-name="gr8" draw:layer="layout" svg:width="1cm" svg:height="0.963cm" svg:x="2.5cm" svg:y="12.9cm">
          <draw:text-box>
            <text:p>T</text:p>
          </draw:text-box>
        </draw:frame>
        <draw:frame draw:style-name="gr8" draw:layer="layout" svg:width="1cm" svg:height="0.963cm" svg:x="16.8cm" svg:y="13.9cm">
          <draw:text-box>
            <text:p>S</text:p>
          </draw:text-box>
        </draw:frame>
        <draw:frame draw:style-name="gr8" draw:text-style-name="P2" draw:layer="layout" svg:width="2cm" svg:height="1.029cm" svg:x="1.909cm" svg:y="15.398cm">
          <draw:text-box>
            <text:p text:style-name="P1"><text:span text:style-name="T1">Muestra inicial</text:span></text:p>
          </draw:text-box>
        </draw:frame>
        <draw:frame draw:style-name="gr8" draw:text-style-name="P2" draw:layer="layout" svg:width="2cm" svg:height="1.029cm" svg:x="4.5cm" svg:y="9.171cm">
          <draw:text-box>
            <text:p text:style-name="P1"><text:span text:style-name="T1">Al inicio S=</text:span><text:span text:style-name="T2">T</text:span></text:p>
          </draw:text-box>
        </draw:frame>
        <draw:frame draw:style-name="gr8" draw:text-style-name="P3" draw:layer="layout" svg:width="2.5cm" svg:height="1.307cm" svg:x="6cm" svg:y="15.4cm">
          <draw:text-box>
            <text:p text:style-name="P1"><text:span text:style-name="T3">Eliminar el peor objeto en S</text:span></text:p>
          </draw:text-box>
        </draw:frame>
        <draw:frame draw:style-name="gr8" draw:text-style-name="P3" draw:layer="layout" svg:width="2.5cm" svg:height="1.307cm" svg:x="9.5cm" svg:y="15.401cm">
          <draw:text-box>
            <text:p text:style-name="P1"><text:span text:style-name="T3">Eliminar el peor objeto en S</text:span></text:p>
          </draw:text-box>
        </draw:frame>
        <draw:frame draw:style-name="gr8" draw:text-style-name="P2" draw:layer="layout" svg:width="2cm" svg:height="1.029cm" svg:x="16.309cm" svg:y="15.399cm">
          <draw:text-box>
            <text:p text:style-name="P1"><text:span text:style-name="T1">Muestra editada</text:span></text:p>
          </draw:text-box>
        </draw:frame>
        <draw:custom-shape draw:style-name="gr9" draw:text-style-name="P1" draw:layer="layout" svg:width="2cm" svg:height="5cm" svg:x="4.5cm" svg:y="10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layer="layout" svg:width="1cm" svg:height="0.963cm" svg:x="5cm" svg:y="12.901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var Arnaiz Gonzalez</meta:initial-creator>
    <meta:creation-date>2010-02-22T19:10:15.45</meta:creation-date>
    <dc:date>2010-06-28T21:08:34.53</dc:date>
    <dc:creator>Alvar Arnaiz Gonzalez</dc:creator>
    <meta:editing-duration>PT00H12M19S</meta:editing-duration>
    <meta:editing-cycles>2</meta:editing-cycles>
    <meta:generator>OpenOffice.org/3.1$Win32 OpenOffice.org_project/310m11$Build-9399</meta:generator>
    <meta:document-statistic meta:object-count="39"/>
  </office:meta>
</office:document-meta>
</file>